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16.568cm" table:align="left"/>
    </style:style>
    <style:style style:name="Tabela1.A" style:family="table-column">
      <style:table-column-properties style:column-width="3.221cm"/>
    </style:style>
    <style:style style:name="Tabela1.B" style:family="table-column">
      <style:table-column-properties style:column-width="4.941cm"/>
    </style:style>
    <style:style style:name="Tabela1.C" style:family="table-column">
      <style:table-column-properties style:column-width="8.407cm"/>
    </style:style>
    <style:style style:name="Tabela1.A1" style:family="table-cell">
      <style:table-cell-properties style:vertical-align="middle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1.A2" style:family="table-cell">
      <style:table-cell-properties style:vertical-align="middle"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1.A3" style:family="table-cell">
      <style:table-cell-properties style:vertical-align="middle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1.A4" style:family="table-cell">
      <style:table-cell-properties style:vertical-align="middle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80db7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ffffff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.106cm" fo:margin-bottom="0.106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left="0.46cm" fo:margin-right="0cm" fo:margin-top="0.106cm" fo:margin-bottom="0.106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80db7" style:text-blinking="false" fo:background-color="transparent"/>
    </style:style>
    <style:style style:name="T1" style:family="text">
      <style:text-properties style:font-name="Arial" fo:font-size="12pt" fo:font-style="normal" fo:font-weight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e Verificação e Análise de Requisitos </text:p>
      <text:p text:style-name="P1"/>
      <text:p text:style-name="P2"><text:tab/>Para descrição dos requisitos vamos usar a nomenclatura RF para requisitos funcionais e RNF para requisitos não funcionais. Para descrever os requisitos, será usada uma tabela que deverá conter os seguintes itens: </text:p>
      <text:p text:style-name="P2"/>
      <text:p text:style-name="P3"><text:tab/>● Nome do requisito </text:p>
      <text:p text:style-name="P3"><text:tab/>● Prioridade </text:p>
      <text:p text:style-name="P3"><text:tab/>● Atores </text:p>
      <text:p text:style-name="P3"><text:tab/>● Resumo </text:p>
      <text:p text:style-name="P3"><text:tab/>● Pré-condição </text:p>
      <text:p text:style-name="P3"><text:tab/>● Pós-condição </text:p>
      <text:p text:style-name="P3"><text:tab/>● Interfaces </text:p>
      <text:p text:style-name="P3"><text:tab/>● Restrições de campos </text:p>
      <text:p text:style-name="P3"><text:tab/>● Fluxo principal </text:p>
      <text:p text:style-name="P3"><text:tab/>● Fluxo alternativo </text:p>
      <text:p text:style-name="P3"/>
      <text:p text:style-name="P3"/>
      <text:p text:style-name="P3">Exemplo: </text:p>
      <text:p text:style-name="P11"><text:span text:style-name="T1">[RF001] &lt;Nome do requisito/caso de uso&gt;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009167234544">
          <table:table-cell table:style-name="Tabela1.A1" office:value-type="string">
            <text:p text:style-name="P5">RF 001</text:p>
          </table:table-cell>
          <table:table-cell table:style-name="Tabela1.A1" table:number-columns-spanned="2" office:value-type="string">
            <text:p text:style-name="P5">Realizar cancelamento de disciplina.</text:p>
          </table:table-cell>
          <table:covered-table-cell/>
        </table:table-row>
        <table:table-row table:style-name="TableLine2009167234544">
          <table:table-cell table:style-name="Tabela1.A2" office:value-type="string">
            <text:p text:style-name="P6">Prioridade:</text:p>
          </table:table-cell>
          <table:table-cell table:style-name="Tabela1.A2" table:number-columns-spanned="2" office:value-type="string">
            <text:p text:style-name="P7">( <text:s/>) Essencial ( <text:s/>) Importante <text:s/>( <text:s/>) Desejável</text:p>
          </table:table-cell>
          <table:covered-table-cell/>
        </table:table-row>
        <table:table-row table:style-name="TableLine2009167234544">
          <table:table-cell table:style-name="Tabela1.A3" office:value-type="string">
            <text:p text:style-name="P6">Atores:</text:p>
          </table:table-cell>
          <table:table-cell table:style-name="Tabela1.A3" table:number-columns-spanned="2" office:value-type="string">
            <text:p text:style-name="P7">Aluno.</text:p>
          </table:table-cell>
          <table:covered-table-cell/>
        </table:table-row>
        <table:table-row table:style-name="TableLine2009167234544">
          <table:table-cell table:style-name="Tabela1.A4" office:value-type="string">
            <text:p text:style-name="P6">Resumo:</text:p>
          </table:table-cell>
          <table:table-cell table:style-name="Tabela1.A4" table:number-columns-spanned="2" office:value-type="string">
            <text:p text:style-name="P7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Line2009167234544">
          <table:table-cell table:style-name="Tabela1.A3" office:value-type="string">
            <text:p text:style-name="P6">Pré-condição:</text:p>
          </table:table-cell>
          <table:table-cell table:style-name="Tabela1.A3" table:number-columns-spanned="2" office:value-type="string">
            <text:p text:style-name="P7">O aluno precisa estar logado no sistema para executar tal ação.</text:p>
          </table:table-cell>
          <table:covered-table-cell/>
        </table:table-row>
        <table:table-row table:style-name="TableLine2009167234544">
          <table:table-cell table:style-name="Tabela1.A4" office:value-type="string">
            <text:p text:style-name="P6">Pós-condição:</text:p>
          </table:table-cell>
          <table:table-cell table:style-name="Tabela1.A4" table:number-columns-spanned="2" office:value-type="string">
            <text:p text:style-name="P7">O sistema deverá encerrar a conexão e exigir novo login.</text:p>
          </table:table-cell>
          <table:covered-table-cell/>
        </table:table-row>
        <table:table-row table:style-name="TableLine2009167234544">
          <table:table-cell table:style-name="Tabela1.A3" office:value-type="string">
            <text:p text:style-name="P6">Interfaces:</text:p>
          </table:table-cell>
          <table:table-cell table:style-name="Tabela1.A3" table:number-columns-spanned="2" office:value-type="string">
            <text:p text:style-name="P6">I001, I003, I012 &lt;ou inserir o nome das interfaces&gt;</text:p>
          </table:table-cell>
          <table:covered-table-cell/>
        </table:table-row>
        <table:table-row table:style-name="TableLine2009167234544">
          <table:table-cell table:style-name="Tabela1.A4" office:value-type="string">
            <text:p text:style-name="P6">Restrições de campos:</text:p>
          </table:table-cell>
          <table:table-cell table:style-name="Tabela1.A4" table:number-columns-spanned="2" office:value-type="string">
            <text:p text:style-name="P8">Entidade Cliente:</text:p>
            <text:p text:style-name="P9">Nome: Deve possuir 50 caracteres</text:p>
            <text:p text:style-name="P9">CPF: Deve ser um CPF válido e a entrada pode ser feita com ou sem os pontos e hífen</text:p>
            <text:p text:style-name="P9">Placa do Carro: Deve estar no formato de 3 letras + 4 números</text:p>
            <text:p text:style-name="P9">(...)</text:p>
            <text:p text:style-name="Table_20_Contents"/>
          </table:table-cell>
          <table:covered-table-cell/>
        </table:table-row>
        <table:table-row table:style-name="TableLine2009167234544">
          <table:table-cell table:style-name="Tabela1.A3" office:value-type="string">
            <text:p text:style-name="P6">Fluxo principal:</text:p>
          </table:table-cell>
          <table:table-cell table:style-name="Tabela1.A3" office:value-type="string">
            <text:p text:style-name="P10"><text:span text:style-name="T2">Aluno</text:span><text:span text:style-name="T3">:</text:span></text:p>
            <text:p text:style-name="P7">1. Realiza o login no sistema.</text:p>
            <text:p text:style-name="P4"/>
            <text:p text:style-name="P7">2. Seleciona a opção de cancelamento de disciplinas.</text:p>
            <text:p text:style-name="P4"/>
            <text:p text:style-name="P7"><text:soft-page-break/>4. Seleciona a disciplina desejada para cancelamento.</text:p>
          </table:table-cell>
          <table:table-cell table:style-name="Tabela1.A3" office:value-type="string">
            <text:p text:style-name="P10"><text:span text:style-name="T2">Sistema</text:span><text:span text:style-name="T3">:</text:span></text:p>
            <text:p text:style-name="P4"/>
            <text:p text:style-name="P7">3. Apresenta as disciplinas que estão aptas a serem canceladas.</text:p>
            <text:p text:style-name="P4"/>
            <text:p text:style-name="P7">5. Sistema confirma o cancelamento.</text:p>
          </table:table-cell>
        </table:table-row>
        <table:table-row table:style-name="TableLine2009167234544">
          <table:table-cell table:style-name="Tabela1.A4" office:value-type="string">
            <text:p text:style-name="P6">Fluxo alternativo:</text:p>
          </table:table-cell>
          <table:table-cell table:style-name="Tabela1.A4" office:value-type="string">
            <text:p text:style-name="P10"><text:span text:style-name="T2">Aluno</text:span><text:span text:style-name="T3">:</text:span></text:p>
          </table:table-cell>
          <table:table-cell table:style-name="Tabela1.A4" office:value-type="string">
            <text:p text:style-name="P10"><text:span text:style-name="T2">Sistema</text:span><text:span text:style-name="T3">:</text:span></text:p>
            <text:p text:style-name="P7">1. Caso ocorra um erro no login o sistema emitirá a seguinte mensagem: “Falha no login”.</text:p>
            <text:p text:style-name="P7">3. Se não há nenhuma disciplina apta a ser cancelada, o sistema reporta ao usuário.</text:p>
          </table:table-cell>
        </table:table-row>
      </table:table>
      <text:p text:style-name="P3"/>
      <text:p text:style-name="P3"/>
      <text:p text:style-name="P3">Regras: </text:p>
      <text:p text:style-name="P3"><text:tab/>● Definir somente um requisito por vez. </text:p>
      <text:p text:style-name="P3"><text:tab/>● Evitar frases grandes. </text:p>
      <text:p text:style-name="P3"><text:tab/>● Utilizar vocabulário fechad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6:22:24.654000000</meta:creation-date>
    <dc:date>2022-03-15T16:32:50.615000000</dc:date>
    <meta:editing-duration>PT10M26S</meta:editing-duration>
    <meta:editing-cycles>1</meta:editing-cycles>
    <meta:document-statistic meta:table-count="1" meta:image-count="0" meta:object-count="0" meta:page-count="2" meta:paragraph-count="51" meta:word-count="278" meta:character-count="1718" meta:non-whitespace-character-count="1456"/>
    <meta:generator>LibreOffice/7.3.0.3$Windows_X86_64 LibreOffice_project/0f246aa12d0eee4a0f7adcefbf7c878fc2238db3</meta:generator>
  </office:meta>
</office:document-meta>
</file>